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55782" officeooo:paragraph-rsid="00155782" style:font-size-asian="14pt" style:font-size-complex="14pt"/>
    </style:style>
    <style:style style:name="P2" style:family="paragraph" style:parent-style-name="Standard">
      <style:text-properties fo:font-size="14pt" officeooo:rsid="0015b4cf" officeooo:paragraph-rsid="0015b4cf" style:font-size-asian="14pt" style:font-size-complex="14pt"/>
    </style:style>
    <style:style style:name="P3" style:family="paragraph" style:parent-style-name="Standard">
      <style:text-properties fo:font-size="14pt" officeooo:rsid="001b110a" officeooo:paragraph-rsid="001b110a" style:font-size-asian="14pt" style:font-size-complex="14pt"/>
    </style:style>
    <style:style style:name="P4" style:family="paragraph" style:parent-style-name="Standard">
      <style:text-properties fo:font-size="14pt" officeooo:rsid="001b468a" officeooo:paragraph-rsid="001b468a" style:font-size-asian="14pt" style:font-size-complex="14pt"/>
    </style:style>
    <style:style style:name="P5" style:family="paragraph" style:parent-style-name="Standard">
      <style:text-properties fo:font-size="14pt" officeooo:rsid="001bee24" officeooo:paragraph-rsid="001bee24" style:font-size-asian="14pt" style:font-size-complex="14pt"/>
    </style:style>
    <style:style style:name="P6" style:family="paragraph" style:parent-style-name="Standard">
      <style:text-properties fo:font-size="14pt" officeooo:rsid="001dc676" officeooo:paragraph-rsid="001dc676" style:font-size-asian="14pt" style:font-size-complex="14pt"/>
    </style:style>
    <style:style style:name="P7" style:family="paragraph" style:parent-style-name="Standard">
      <style:text-properties fo:font-size="14pt" officeooo:rsid="0020518f" officeooo:paragraph-rsid="0020518f" style:font-size-asian="14pt" style:font-size-complex="14pt"/>
    </style:style>
    <style:style style:name="P8" style:family="paragraph" style:parent-style-name="Standard">
      <style:text-properties fo:font-size="14pt" officeooo:rsid="0020839d" officeooo:paragraph-rsid="0020839d" style:font-size-asian="14pt" style:font-size-complex="14pt"/>
    </style:style>
    <style:style style:name="P9" style:family="paragraph" style:parent-style-name="Standard">
      <style:text-properties fo:font-size="14pt" officeooo:rsid="00223d8c" officeooo:paragraph-rsid="00223d8c" style:font-size-asian="14pt" style:font-size-complex="14pt"/>
    </style:style>
    <style:style style:name="P10" style:family="paragraph" style:parent-style-name="Standard">
      <style:text-properties fo:font-size="14pt" officeooo:rsid="0022aa0a" officeooo:paragraph-rsid="0022aa0a" style:font-size-asian="14pt" style:font-size-complex="14pt"/>
    </style:style>
    <style:style style:name="P11" style:family="paragraph" style:parent-style-name="Standard">
      <style:text-properties fo:font-size="14pt" fo:font-weight="bold" officeooo:rsid="0020518f" officeooo:paragraph-rsid="0020518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92976" officeooo:paragraph-rsid="0019297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8pt" fo:font-weight="bold" officeooo:rsid="00155782" officeooo:paragraph-rsid="00155782" style:font-size-asian="18pt" style:font-weight-asian="bold" style:font-size-complex="18pt" style:font-weight-complex="bold"/>
    </style:style>
    <style:style style:name="T1" style:family="text">
      <style:text-properties officeooo:rsid="001b110a"/>
    </style:style>
    <style:style style:name="T2" style:family="text">
      <style:text-properties officeooo:rsid="001dc676"/>
    </style:style>
    <style:style style:name="T3" style:family="text">
      <style:text-properties officeooo:rsid="001f5f46"/>
    </style:style>
    <style:style style:name="T4" style:family="text">
      <style:text-properties officeooo:rsid="001f7c26"/>
    </style:style>
    <style:style style:name="T5" style:family="text">
      <style:text-properties officeooo:rsid="00212b6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3d8c" style:font-weight-asian="bold" style:font-weight-complex="bold"/>
    </style:style>
    <style:style style:name="T8" style:family="text">
      <style:text-properties fo:font-weight="bold" officeooo:rsid="0022aa0a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3d8c" style:font-weight-asian="normal" style:font-weight-complex="normal"/>
    </style:style>
    <style:style style:name="T11" style:family="text">
      <style:text-properties officeooo:rsid="0022aa0a"/>
    </style:style>
    <style:style style:name="T12" style:family="text">
      <style:text-properties fo:color="#006600" officeooo:rsid="0022a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.</text:p>
      <text:p text:style-name="P2"><text:span text:style-name="T8">E</text:span><text:span text:style-name="T6">ntrée :</text:span> description (sale) <text:span text:style-name="T2">de fiche</text:span></text:p>
      <text:p text:style-name="P2"><text:span text:style-name="T8">S</text:span><text:span text:style-name="T6">ortie :</text:span> description <text:span text:style-name="T3">de fiche</text:span> + theme <text:span text:style-name="T3">de fiche</text:span></text:p>
      <text:p text:style-name="P2"/>
      <text:p text:style-name="P12"><text:span text:style-name="T11">C</text:span>omment :</text:p>
      <text:p text:style-name="P3">1. nettoyage description (retirer les indésirables : garder uniquement les groupes de lettres) <text:span text:style-name="T12">DAPHNÉ</text:span></text:p>
      <text:p text:style-name="P3">2. Jean-marc et cédric classifie manuellement les descriptions</text:p>
      <text:p text:style-name="P4">3. tf-idf + module apprentissage tout bête</text:p>
      <text:p text:style-name="P5">4. prédiction et résultat <text:span text:style-name="T12">YACINE</text:span></text:p>
      <text:p text:style-name="P1"/>
      <text:p text:style-name="P13">II.</text:p>
      <text:p text:style-name="P6"><text:span text:style-name="T8">E</text:span><text:span text:style-name="T6">ntrée :</text:span> <text:span text:style-name="T4">description sale du client</text:span></text:p>
      <text:p text:style-name="P7"><text:span text:style-name="T8">S</text:span><text:span text:style-name="T6">ortie :</text:span> une liste de fiches correspondant</text:p>
      <text:p text:style-name="P8"><text:span text:style-name="T8">P</text:span><text:span text:style-name="T6">rérequis :</text:span> 'stemisation' des descriptions de <text:span text:style-name="T5">chaque </text:span>fiche</text:p>
      <text:p text:style-name="P8"/>
      <text:p text:style-name="P11"><text:span text:style-name="T11">C</text:span>omment :</text:p>
      <text:p text:style-name="P8">1. <text:span text:style-name="T1">nettoyage description (retirer les indésirables : garder uniquement les groupes de lettres)</text:span></text:p>
      <text:p text:style-name="P8">2. récupération du radical des mots (stem) de la description <text:s/><text:span text:style-name="T5">client</text:span></text:p>
      <text:p text:style-name="P8">3. comptage des occurrences <text:span text:style-name="T5">de mots (</text:span><text:span text:style-name="T7">MAP</text:span><text:span text:style-name="T10">)</text:span></text:p>
      <text:p text:style-name="P9">4. calcul de score pour déterminer les fiches à correspondance la plus pertinente (<text:span text:style-name="T6">REDUCE</text:span><text:span text:style-name="T9">)</text:span></text:p>
      <text:p text:style-name="P10"><text:span text:style-name="T9">5. <text:s/>tri à détermine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7-19T10:52:11.554136602</meta:creation-date>
    <meta:generator>LibreOffice/5.0.3.2$Linux_X86_64 LibreOffice_project/00m0$Build-2</meta:generator>
    <dc:date>2016-07-19T11:59:45.925301739</dc:date>
    <dc:creator>innopolis </dc:creator>
    <meta:editing-duration>PT42M50S</meta:editing-duration>
    <meta:editing-cycles>17</meta:editing-cycles>
    <meta:document-statistic meta:table-count="0" meta:image-count="0" meta:object-count="0" meta:page-count="1" meta:paragraph-count="18" meta:word-count="125" meta:character-count="790" meta:non-whitespace-character-count="681"/>
  </office:meta>
</office:document-meta>
</file>